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ms-rterangecursor-end"/>./plink --bfile chr21 --keep cohort_1.txt <text:s/>--make-bed --extract snpid_1.txt --out cohort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0:10:22.266239552</meta:creation-date>
    <dc:date>2020-09-24T11:01:45.440750517</dc:date>
    <meta:editing-duration>PT41M13S</meta:editing-duration>
    <meta:editing-cycles>1</meta:editing-cycles>
    <meta:document-statistic meta:table-count="0" meta:image-count="0" meta:object-count="0" meta:page-count="1" meta:paragraph-count="1" meta:word-count="15" meta:character-count="89" meta:non-whitespace-character-count="79"/>
    <meta:generator>LibreOffice/6.0.7.3$Linux_X86_64 LibreOffice_project/00m0$Build-3</meta:generator>
  </office:meta>
</office:document-meta>
</file>